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swiss" style:font-pitch="variable"/>
    <style:font-face style:name="Wingdings" svg:font-family="Wingdings" style:font-pitch="variable" style:font-charset="x-symbol"/>
    <style:font-face style:name="verdana" svg:font-family="verdana, arial, sans-serif"/>
  </office:font-face-decls>
  <office:automatic-styles>
    <style:style style:name="Table1" style:family="table" style:master-page-name="Standard">
      <style:table-properties style:width="7.5222in" fo:margin-left="-0.0104in" style:page-number="auto" table:align="left" style:writing-mode="lr-tb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3.5222in"/>
    </style:style>
    <style:style style:name="Table1.1" style:family="table-row">
      <style:table-row-properties style:min-row-height="0.4333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B1" style:family="table-cell">
      <style:table-cell-properties style:vertical-align="bottom" fo:padding="0in" fo:border="none" style:writing-mode="lr-tb"/>
    </style:style>
    <style:style style:name="Table8" style:family="table">
      <style:table-properties style:width="7.5667in" fo:margin-left="-0.0333in" table:align="left" style:may-break-between-rows="false" style:writing-mode="lr-tb"/>
    </style:style>
    <style:style style:name="Table8.A" style:family="table-column">
      <style:table-column-properties style:column-width="1.3333in"/>
    </style:style>
    <style:style style:name="Table8.B" style:family="table-column">
      <style:table-column-properties style:column-width="6.233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transparent" fo:padding="0.0382in" fo:border-left="0.5pt solid #ffffff" fo:border-right="none" fo:border-top="none" fo:border-bottom="0.5pt solid #ffffff" style:writing-mode="lr-tb">
        <style:background-image/>
      </style:table-cell-properties>
    </style:style>
    <style:style style:name="Table8.B3" style:family="table-cell">
      <style:table-cell-properties style:vertical-align="middle" fo:background-color="transparent" fo:padding="0.0382in" fo:border-left="none" fo:border-right="0.5pt solid #ffffff" fo:border-top="none" fo:border-bottom="0.5pt solid #ffffff" style:writing-mode="lr-tb">
        <style:background-image/>
      </style:table-cell-properties>
    </style:style>
    <style:style style:name="Table5" style:family="table">
      <style:table-properties style:width="7.5667in" fo:margin-left="-0.0333in" table:align="left" style:may-break-between-rows="false" style:writing-mode="lr-tb"/>
    </style:style>
    <style:style style:name="Table5.A" style:family="table-column">
      <style:table-column-properties style:column-width="1.3333in"/>
    </style:style>
    <style:style style:name="Table5.B" style:family="table-column">
      <style:table-column-properties style:column-width="6.233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5.B1" style:family="table-cell">
      <style:table-cell-properties style:vertical-align="middle" fo:background-color="transparent" fo:padding="0.0382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5.A3" style:family="table-cell">
      <style:table-cell-properties style:vertical-align="middle" fo:background-color="transparent" fo:padding="0.0382in" fo:border-left="0.5pt solid #ffffff" fo:border-right="none" fo:border-top="none" fo:border-bottom="0.5pt solid #ffffff" style:writing-mode="lr-tb">
        <style:background-image/>
      </style:table-cell-properties>
    </style:style>
    <style:style style:name="Table5.B3" style:family="table-cell">
      <style:table-cell-properties style:vertical-align="middle" fo:background-color="transparent" fo:padding="0.0382in" fo:border-left="none" fo:border-right="0.5pt solid #ffffff" fo:border-top="none" fo:border-bottom="0.5pt solid #ffffff" style:writing-mode="lr-tb">
        <style:background-image/>
      </style:table-cell-properties>
    </style:style>
    <style:style style:name="Table3" style:family="table">
      <style:table-properties style:width="7.5035in" fo:margin-left="0.0069in" table:align="left" style:writing-mode="lr-tb"/>
    </style:style>
    <style:style style:name="Table3.A" style:family="table-column">
      <style:table-column-properties style:column-width="2.9188in"/>
    </style:style>
    <style:style style:name="Table3.B" style:family="table-column">
      <style:table-column-properties style:column-width="1.9368in"/>
    </style:style>
    <style:style style:name="Table3.C" style:family="table-column">
      <style:table-column-properties style:column-width="2.647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12" style:family="table">
      <style:table-properties style:width="7.5035in" fo:margin-left="0.0069in" table:align="left" style:writing-mode="lr-tb"/>
    </style:style>
    <style:style style:name="Table12.A" style:family="table-column">
      <style:table-column-properties style:column-width="2.9188in"/>
    </style:style>
    <style:style style:name="Table12.B" style:family="table-column">
      <style:table-column-properties style:column-width="1.9368in"/>
    </style:style>
    <style:style style:name="Table12.C" style:family="table-column">
      <style:table-column-properties style:column-width="2.647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6" style:family="table">
      <style:table-properties style:width="7.5208in" fo:margin-left="-0.0104in" table:align="left" style:writing-mode="lr-tb"/>
    </style:style>
    <style:style style:name="Table6.A" style:family="table-column">
      <style:table-column-properties style:column-width="2.9326in"/>
    </style:style>
    <style:style style:name="Table6.B" style:family="table-column">
      <style:table-column-properties style:column-width="2.7076in"/>
    </style:style>
    <style:style style:name="Table6.C" style:family="table-column">
      <style:table-column-properties style:column-width="1.880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middle" fo:background-color="#f3f3ff" fo:padding="0.0104in" fo:border="none" style:writing-mode="lr-tb">
        <style:background-image/>
      </style:table-cell-properties>
    </style:style>
    <style:style style:name="Table2" style:family="table">
      <style:table-properties style:width="7.4896in" table:align="left" style:writing-mode="lr-tb"/>
    </style:style>
    <style:style style:name="Table2.A" style:family="table-column">
      <style:table-column-properties style:column-width="3.3542in"/>
    </style:style>
    <style:style style:name="Table2.B" style:family="table-column">
      <style:table-column-properties style:column-width="2.6458in"/>
    </style:style>
    <style:style style:name="Table2.C" style:family="table-column">
      <style:table-column-properties style:column-width="1.48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in" fo:border="none" style:writing-mode="lr-tb">
        <style:background-image/>
      </style:table-cell-properties>
    </style:style>
    <style:style style:name="Table2.B1" style:family="table-cell">
      <style:table-cell-properties style:vertical-align="middle" fo:padding="0in" fo:border="none" style:writing-mode="lr-tb"/>
    </style:style>
    <style:style style:name="Table2.C1" style:family="table-cell">
      <style:table-cell-properties style:vertical-align="middle" fo:padding="0in" fo:border="none" style:writing-mode="lr-tb"/>
    </style:style>
    <style:style style:name="Table2.A2" style:family="table-cell">
      <style:table-cell-properties style:vertical-align="middle" fo:padding="0in" fo:border="none" style:writing-mode="lr-tb"/>
    </style:style>
    <style:style style:name="Table2.B2" style:family="table-cell">
      <style:table-cell-properties style:vertical-align="middle" fo:padding="0in" fo:border="none" style:writing-mode="lr-tb"/>
    </style:style>
    <style:style style:name="Table2.C2" style:family="table-cell">
      <style:table-cell-properties style:vertical-align="middle" fo:padding="0in" fo:border="none" style:writing-mode="lr-tb"/>
    </style:style>
    <style:style style:name="P1" style:family="paragraph" style:parent-style-name="Title">
      <style:paragraph-properties fo:margin-top="0in" fo:margin-bottom="0in" style:contextual-spacing="false"/>
      <style:text-properties officeooo:paragraph-rsid="00d857d9"/>
    </style:style>
    <style:style style:name="P2" style:family="paragraph" style:parent-style-name="Standard">
      <style:paragraph-properties style:snap-to-layout-grid="false"/>
      <style:text-properties officeooo:paragraph-rsid="00d80098"/>
    </style:style>
    <style:style style:name="P3" style:family="paragraph" style:parent-style-name="Standard">
      <style:text-properties fo:color="#0000cc" loext:opacity="100%" style:font-name="Verdana" fo:font-size="9pt" style:text-underline-style="none" style:font-size-asian="9pt" style:font-size-complex="9pt"/>
    </style:style>
    <style:style style:name="P4" style:family="paragraph" style:parent-style-name="Heading_20_1">
      <style:text-properties style:font-name="Verdana1" fo:font-size="11pt" officeooo:rsid="00b4558b" officeooo:paragraph-rsid="00b4558b" style:font-size-asian="11pt" style:font-size-complex="11pt"/>
    </style:style>
    <style:style style:name="P5" style:family="paragraph" style:parent-style-name="Standard">
      <style:paragraph-properties style:snap-to-layout-grid="false"/>
      <style:text-properties fo:font-variant="normal" fo:text-transform="none" fo:color="#000000" loext:opacity="100%" style:font-name="verdana" fo:font-size="9pt" fo:letter-spacing="normal" fo:font-style="normal" fo:font-weight="bold" officeooo:paragraph-rsid="00a44121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verdana" fo:font-size="9pt" fo:letter-spacing="normal" fo:font-style="normal" fo:font-weight="normal" officeooo:paragraph-rsid="00b61480" style:font-size-asian="9pt" style:font-weight-asian="normal" style:font-size-complex="9pt" style:font-weight-complex="normal"/>
    </style:style>
    <style:style style:name="P7" style:family="paragraph" style:parent-style-name="Standard">
      <style:paragraph-properties style:snap-to-layout-grid="false"/>
      <style:text-properties fo:font-variant="normal" fo:text-transform="none" fo:color="#000000" loext:opacity="100%" style:font-name="verdana" fo:font-size="9pt" fo:letter-spacing="normal" fo:font-style="normal" fo:font-weight="bold" officeooo:rsid="0137b1a5" officeooo:paragraph-rsid="0137b1a5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verdana" fo:font-size="9pt" fo:letter-spacing="normal" fo:font-style="normal" fo:font-weight="normal" officeooo:rsid="0137b1a5" officeooo:paragraph-rsid="0137b1a5" style:font-size-asian="9pt" style:font-weight-asian="normal" style:font-size-complex="9pt" style:font-weight-complex="normal"/>
    </style:style>
    <style:style style:name="P9" style:family="paragraph" style:parent-style-name="Heading_20_1">
      <style:text-properties style:font-name="Verdana1" fo:font-size="11pt" officeooo:paragraph-rsid="00a44121" style:font-size-asian="11pt" style:font-size-complex="11pt"/>
    </style:style>
    <style:style style:name="P10" style:family="paragraph" style:parent-style-name="Standard">
      <style:paragraph-properties style:snap-to-layout-grid="false"/>
      <style:text-properties fo:color="#000000" loext:opacity="100%" style:font-name="Verdana1" fo:font-size="9pt" fo:font-weight="bold" officeooo:paragraph-rsid="002c72ac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loext:opacity="100%" style:font-name="Verdana1" fo:font-size="9pt" fo:font-weight="normal" officeooo:paragraph-rsid="002c72ac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fo:color="#000000" loext:opacity="100%" style:font-name="Verdana1" fo:font-size="9pt" officeooo:rsid="00c7e5ae" officeooo:paragraph-rsid="00c7e5ae" style:font-size-asian="9pt" style:font-size-complex="9pt"/>
    </style:style>
    <style:style style:name="P13" style:family="paragraph" style:parent-style-name="Standard">
      <style:paragraph-properties style:snap-to-layout-grid="false"/>
      <style:text-properties fo:color="#000000" loext:opacity="100%" style:font-name="Verdana1" fo:font-size="9pt" fo:font-weight="bold" officeooo:rsid="013abff9" officeooo:paragraph-rsid="013abff9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color="#000000" loext:opacity="100%" style:font-name="Verdana1" fo:font-size="9pt" fo:font-weight="normal" officeooo:rsid="013abff9" officeooo:paragraph-rsid="013abff9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officeooo:paragraph-rsid="002c72ac"/>
    </style:style>
    <style:style style:name="P16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1" fo:font-size="11pt" officeooo:paragraph-rsid="01352e6c" style:font-size-asian="11pt" style:font-size-complex="11pt"/>
    </style:style>
    <style:style style:name="P17" style:family="paragraph" style:parent-style-name="Standard">
      <style:paragraph-properties style:snap-to-layout-grid="false"/>
      <style:text-properties fo:color="#000000" loext:opacity="100%" style:font-name="Verdana1" fo:font-size="9pt" fo:language="en" fo:country="US" fo:font-weight="bold" officeooo:rsid="013a14a0" officeooo:paragraph-rsid="013a14a0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officeooo:rsid="013a14a0" officeooo:paragraph-rsid="013a14a0"/>
    </style:style>
    <style:style style:name="P19" style:family="paragraph" style:parent-style-name="Standard">
      <style:paragraph-properties fo:text-align="end" style:justify-single-word="false" style:snap-to-layout-grid="false"/>
      <style:text-properties officeooo:paragraph-rsid="01352e6c"/>
    </style:style>
    <style:style style:name="P20" style:family="paragraph" style:parent-style-name="Standard">
      <style:text-properties fo:color="#000000" loext:opacity="100%" style:font-name="Verdana1" fo:font-size="9pt" officeooo:paragraph-rsid="013abff9" style:font-size-asian="9pt" style:font-size-complex="9pt"/>
    </style:style>
    <style:style style:name="P21" style:family="paragraph" style:parent-style-name="Standard">
      <style:paragraph-properties fo:margin-left="0.25in" fo:margin-right="0in" fo:text-indent="0in" style:auto-text-indent="false" style:snap-to-layout-grid="false"/>
      <style:text-properties fo:font-size="9pt" officeooo:paragraph-rsid="013abff9" style:font-size-asian="9pt" style:font-size-complex="9pt"/>
    </style:style>
    <style:style style:name="P22" style:family="paragraph" style:parent-style-name="Standard">
      <style:text-properties fo:font-variant="small-caps" fo:color="#000000" loext:opacity="100%" style:font-name="Verdana1" fo:font-size="9pt" officeooo:paragraph-rsid="013abff9" style:font-size-asian="9pt" style:font-size-complex="9pt"/>
    </style:style>
    <style:style style:name="P23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fo:language="en" fo:country="US" officeooo:rsid="014658f8" officeooo:paragraph-rsid="014658f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4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fo:language="en" fo:country="US" officeooo:rsid="013abff9" officeooo:paragraph-rsid="014658f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5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3d0939" officeooo:paragraph-rsid="013d0939"/>
    </style:style>
    <style:style style:name="P26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4a082f" officeooo:paragraph-rsid="014a082f"/>
    </style:style>
    <style:style style:name="P27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fo:language="en" fo:country="US" officeooo:rsid="01544b46" officeooo:paragraph-rsid="01544b4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8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10.5pt" officeooo:paragraph-rsid="00e69b99" style:font-size-asian="10.5pt" style:font-size-complex="10.5pt"/>
    </style:style>
    <style:style style:name="P29" style:family="paragraph" style:parent-style-name="Standard">
      <style:paragraph-properties style:snap-to-layout-grid="false"/>
      <style:text-properties fo:color="#000000" loext:opacity="100%" style:font-name="Verdana1" fo:font-size="9pt" fo:language="en" fo:country="US" fo:font-weight="bold" officeooo:rsid="009fd134" officeooo:paragraph-rsid="011dfb8a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officeooo:paragraph-rsid="00c4b99f"/>
    </style:style>
    <style:style style:name="P31" style:family="paragraph" style:parent-style-name="Standard">
      <style:paragraph-properties fo:text-align="end" style:justify-single-word="false" style:snap-to-layout-grid="false"/>
      <style:text-properties officeooo:paragraph-rsid="011c981e"/>
    </style:style>
    <style:style style:name="P32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officeooo:rsid="01311ae3" officeooo:paragraph-rsid="012f17d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40798a" officeooo:paragraph-rsid="0140798a"/>
    </style:style>
    <style:style style:name="P34" style:family="paragraph" style:parent-style-name="Standard">
      <style:text-properties fo:color="#000000" loext:opacity="100%" style:font-name="Verdana1" fo:font-size="9pt" officeooo:paragraph-rsid="013f3f46" style:font-size-asian="9pt" style:font-size-complex="9pt"/>
    </style:style>
    <style:style style:name="P35" style:family="paragraph" style:parent-style-name="Standard">
      <style:paragraph-properties fo:margin-left="0.25in" fo:margin-right="0in" fo:text-indent="0in" style:auto-text-indent="false" style:snap-to-layout-grid="false"/>
      <style:text-properties fo:font-size="9pt" officeooo:paragraph-rsid="01530e75" style:font-size-asian="9pt" style:font-size-complex="9pt"/>
    </style:style>
    <style:style style:name="P36" style:family="paragraph" style:parent-style-name="Standard">
      <style:text-properties officeooo:rsid="012f17db" officeooo:paragraph-rsid="013f3f46"/>
    </style:style>
    <style:style style:name="P37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8e861" officeooo:paragraph-rsid="0148e861" style:font-size-asian="9pt" style:font-size-complex="9pt"/>
    </style:style>
    <style:style style:name="P38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0798a" officeooo:paragraph-rsid="013f3f46" style:font-size-asian="9pt" style:font-size-complex="9pt"/>
    </style:style>
    <style:style style:name="P39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0798a" officeooo:paragraph-rsid="0140798a" style:font-size-asian="9pt" style:font-size-complex="9pt"/>
    </style:style>
    <style:style style:name="P40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41beae" officeooo:paragraph-rsid="0141beae"/>
    </style:style>
    <style:style style:name="P41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357ed" officeooo:paragraph-rsid="014357ed" style:font-size-asian="9pt" style:font-size-complex="9pt"/>
    </style:style>
    <style:style style:name="P42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513f9" officeooo:paragraph-rsid="014513f9" style:font-size-asian="9pt" style:font-size-complex="9pt"/>
    </style:style>
    <style:style style:name="P43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a949e" officeooo:paragraph-rsid="014a949e" style:font-size-asian="9pt" style:font-size-complex="9pt"/>
    </style:style>
    <style:style style:name="P44" style:family="paragraph" style:parent-style-name="Standard">
      <style:text-properties fo:color="#000000" loext:opacity="100%" style:font-name="Verdana1" fo:font-size="9pt" officeooo:paragraph-rsid="00c4b99f" style:font-size-asian="9pt" style:font-size-complex="9pt"/>
    </style:style>
    <style:style style:name="P45" style:family="paragraph" style:parent-style-name="Standard">
      <style:paragraph-properties style:snap-to-layout-grid="false"/>
      <style:text-properties fo:color="#000000" loext:opacity="100%" style:font-name="Verdana1" fo:font-size="9pt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1" fo:font-size="9pt" fo:font-weight="bold" style:font-size-asian="9pt" style:font-weight-asian="bold" style:font-size-complex="9pt" style:font-weight-complex="bold"/>
    </style:style>
    <style:style style:name="P47" style:family="paragraph" style:parent-style-name="Standard">
      <style:paragraph-properties fo:text-align="end" style:justify-single-word="false" style:snap-to-layout-grid="false"/>
      <style:text-properties fo:color="#000000" loext:opacity="100%" style:font-name="Verdana1" fo:font-size="9pt" fo:font-weight="bold" officeooo:paragraph-rsid="011c981e" style:font-size-asian="9pt" style:font-weight-asian="bold" style:font-size-complex="9pt" style:font-weight-complex="bold"/>
    </style:style>
    <style:style style:name="P48" style:family="paragraph" style:parent-style-name="Standard">
      <style:paragraph-properties style:snap-to-layout-grid="false"/>
      <style:text-properties fo:color="#000000" loext:opacity="100%" style:font-name="Verdana1" fo:font-size="9pt" officeooo:paragraph-rsid="00d21ced" style:font-size-asian="9pt" style:font-size-complex="9pt"/>
    </style:style>
    <style:style style:name="P49" style:family="paragraph" style:parent-style-name="Standard">
      <style:text-properties fo:color="#000000" loext:opacity="100%" style:font-name="Verdana1" fo:font-size="9pt" style:font-size-asian="9pt" style:font-size-complex="9pt"/>
    </style:style>
    <style:style style:name="P50" style:family="paragraph" style:parent-style-name="Standard">
      <style:paragraph-properties fo:margin-left="0.25in" fo:margin-right="0in" fo:text-indent="0in" style:auto-text-indent="false"/>
      <style:text-properties fo:color="#000000" loext:opacity="100%" style:font-name="Verdana1" fo:font-size="9pt" style:font-size-asian="9pt" style:font-size-complex="9pt"/>
    </style:style>
    <style:style style:name="P51" style:family="paragraph" style:parent-style-name="Standard">
      <style:text-properties fo:font-variant="small-caps" fo:color="#000000" loext:opacity="100%" style:font-name="Verdana1" fo:font-size="9pt" style:font-size-asian="9pt" style:font-size-complex="9pt"/>
    </style:style>
    <style:style style:name="P52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paragraph-rsid="01043ef2"/>
    </style:style>
    <style:style style:name="P53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1" fo:font-size="11pt" officeooo:paragraph-rsid="002974dd" style:font-size-asian="11pt" style:font-size-complex="11pt"/>
    </style:style>
    <style:style style:name="P54" style:family="paragraph" style:parent-style-name="Standard">
      <style:paragraph-properties style:snap-to-layout-grid="false"/>
      <style:text-properties fo:color="#000000" loext:opacity="100%" style:font-name="Verdana1" fo:font-size="9pt" fo:font-weight="bold" officeooo:paragraph-rsid="002974dd" style:font-size-asian="9pt" style:font-weight-asian="bold" style:font-size-complex="9pt" style:font-weight-complex="bold"/>
    </style:style>
    <style:style style:name="P55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1" fo:font-size="9pt" officeooo:paragraph-rsid="002974dd" style:font-size-asian="9pt" style:font-size-complex="9pt"/>
    </style:style>
    <style:style style:name="P56" style:family="paragraph" style:parent-style-name="Standard">
      <style:paragraph-properties fo:text-align="end" style:justify-single-word="false" style:snap-to-layout-grid="false"/>
      <style:text-properties fo:color="#000000" loext:opacity="100%" style:font-name="Verdana1" fo:font-size="9pt" fo:font-weight="bold" officeooo:paragraph-rsid="002974dd" style:font-size-asian="9pt" style:font-weight-asian="bold" style:font-size-complex="9pt" style:font-weight-complex="bold"/>
    </style:style>
    <style:style style:name="P57" style:family="paragraph" style:parent-style-name="Heading_20_2">
      <style:paragraph-properties fo:margin-left="0.4in" fo:margin-right="0in" fo:text-indent="-0.4in" style:auto-text-indent="false"/>
      <style:text-properties officeooo:paragraph-rsid="005f98ae"/>
    </style:style>
    <style:style style:name="T1" style:family="text">
      <style:text-properties fo:color="#000000" loext:opacity="100%" style:font-name="Verdana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loext:opacity="100%" style:font-name="Verdana1" fo:font-size="9pt" style:text-underline-style="none" fo:font-weight="normal" officeooo:rsid="00d80098" style:font-size-asian="9pt" style:font-weight-asian="normal" style:font-size-complex="9pt" style:font-weight-complex="normal"/>
    </style:style>
    <style:style style:name="T3" style:family="text">
      <style:text-properties fo:color="#000000" loext:opacity="100%" style:font-name="Verdana1" fo:font-size="9pt" style:text-underline-style="none" fo:font-weight="normal" officeooo:rsid="00d857d9" style:font-size-asian="9pt" style:font-weight-asian="normal" style:font-size-complex="9pt" style:font-weight-complex="normal"/>
    </style:style>
    <style:style style:name="T4" style:family="text">
      <style:text-properties fo:color="#000000" loext:opacity="100%" style:font-name="Verdana1" fo:font-size="10pt" style:text-underline-style="none" fo:font-weight="bold" officeooo:rsid="01545652" style:font-size-asian="10pt" style:font-weight-asian="bold" style:font-size-complex="10pt" style:font-weight-complex="bold"/>
    </style:style>
    <style:style style:name="T5" style:family="text">
      <style:text-properties fo:color="#000000" loext:opacity="100%" style:font-name="Verdana1"/>
    </style:style>
    <style:style style:name="T6" style:family="text">
      <style:text-properties fo:color="#000000" loext:opacity="100%" style:font-name="Verdana1" fo:font-size="10pt" fo:language="en" fo:country="US" fo:font-weight="bold" officeooo:rsid="01535f12" style:font-name-asian="Lucida Sans Unicode" style:font-size-asian="10pt" style:language-asian="zxx" style:country-asian="none" style:font-weight-asian="bold" style:font-name-complex="Tahoma1" style:font-size-complex="10pt" style:language-complex="ar" style:country-complex="SA" style:font-weight-complex="bold"/>
    </style:style>
    <style:style style:name="T7" style:family="text">
      <style:text-properties fo:color="#000000" loext:opacity="100%" style:font-name="Verdana1" fo:font-size="10pt" fo:language="en" fo:country="US" fo:font-weight="bold" officeooo:rsid="01545652" style:font-name-asian="Lucida Sans Unicode" style:font-size-asian="10pt" style:language-asian="zxx" style:country-asian="none" style:font-weight-asian="bold" style:font-name-complex="Tahoma1" style:font-size-complex="10pt" style:language-complex="ar" style:country-complex="SA" style:font-weight-complex="bold"/>
    </style:style>
    <style:style style:name="T8" style:family="text">
      <style:text-properties fo:color="#000000" loext:opacity="100%" style:font-name="Verdana1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loext:opacity="100%" style:font-name="Verdana1" fo:font-size="10pt" fo:font-weight="bold" officeooo:rsid="013359bd" style:font-size-asian="10pt" style:font-weight-asian="bold" style:font-size-complex="10pt" style:font-weight-complex="bold"/>
    </style:style>
    <style:style style:name="T10" style:family="text">
      <style:text-properties officeooo:rsid="0137b1a5"/>
    </style:style>
    <style:style style:name="T11" style:family="text">
      <style:text-properties officeooo:rsid="01530e75"/>
    </style:style>
    <style:style style:name="T12" style:family="text">
      <style:text-properties officeooo:rsid="01383ac9"/>
    </style:style>
    <style:style style:name="T13" style:family="text">
      <style:text-properties officeooo:rsid="00b4f557"/>
    </style:style>
    <style:style style:name="T14" style:family="text">
      <style:text-properties officeooo:rsid="00796f3e"/>
    </style:style>
    <style:style style:name="T15" style:family="text">
      <style:text-properties officeooo:rsid="00640231"/>
    </style:style>
    <style:style style:name="T16" style:family="text">
      <style:text-properties fo:color="#000000" loext:opacity="100%" style:font-name="Verdana1" fo:font-size="9pt" fo:font-weight="normal" officeooo:rsid="011e68a8" style:font-size-asian="9pt" style:font-weight-asian="normal" style:font-size-complex="9pt" style:font-weight-complex="normal"/>
    </style:style>
    <style:style style:name="T17" style:family="text">
      <style:text-properties fo:color="#000000" loext:opacity="100%" style:font-name="Verdana1" fo:font-size="9pt" fo:font-weight="normal" officeooo:rsid="00dbd22b" style:font-size-asian="9pt" style:font-weight-asian="normal" style:font-size-complex="9pt" style:font-weight-complex="normal"/>
    </style:style>
    <style:style style:name="T18" style:family="text">
      <style:text-properties fo:color="#000000" loext:opacity="100%" style:font-name="Verdana1" fo:font-size="9pt" fo:language="en" fo:country="US" fo:font-weight="normal" officeooo:rsid="013abf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19" style:family="text">
      <style:text-properties fo:color="#000000" loext:opacity="100%" style:font-name="Verdana1" fo:font-size="9pt" fo:language="en" fo:country="US" fo:font-weight="normal" officeooo:rsid="014513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20" style:family="text">
      <style:text-properties fo:color="#000000" loext:opacity="100%" style:font-name="Verdana1" fo:font-size="9pt" fo:font-weight="bold" officeooo:rsid="00413262" style:font-size-asian="9pt" style:font-weight-asian="bold" style:font-size-complex="9pt" style:font-weight-complex="bold"/>
    </style:style>
    <style:style style:name="T21" style:family="text">
      <style:text-properties fo:color="#000000" loext:opacity="100%" style:font-name="Verdana1" fo:font-size="9pt" fo:font-weight="bold" style:font-size-asian="9pt" style:font-weight-asian="bold" style:font-size-complex="9pt" style:font-weight-complex="bold"/>
    </style:style>
    <style:style style:name="T22" style:family="text">
      <style:text-properties fo:color="#000000" loext:opacity="100%" style:font-name="Verdana1" fo:font-size="9pt" fo:language="en" fo:country="US" fo:font-weight="normal" officeooo:rsid="013a14a0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23" style:family="text">
      <style:text-properties fo:color="#000000" loext:opacity="100%" style:font-name="Verdana1" fo:font-size="9pt" fo:language="en" fo:country="US" fo:font-weight="normal" officeooo:rsid="011dfb8a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24" style:family="text">
      <style:text-properties fo:color="#000000" loext:opacity="100%" style:font-name="Verdana1" fo:font-size="9pt" fo:font-weight="bold" officeooo:rsid="0035d4a3" style:font-size-asian="9pt" style:font-weight-asian="bold" style:font-size-complex="9pt" style:font-weight-complex="bold"/>
    </style:style>
    <style:style style:name="T25" style:family="text">
      <style:text-properties fo:color="#000000" loext:opacity="100%" style:font-name="Verdana1" fo:font-size="9pt" fo:font-weight="bold" officeooo:rsid="01352e6c" style:font-size-asian="9pt" style:font-weight-asian="bold" style:font-size-complex="9pt" style:font-weight-complex="bold"/>
    </style:style>
    <style:style style:name="T26" style:family="text">
      <style:text-properties fo:color="#000000" loext:opacity="100%" style:font-name="Verdana1" fo:font-size="9pt" fo:font-weight="bold" officeooo:rsid="013a14a0" style:font-size-asian="9pt" style:font-weight-asian="bold" style:font-size-complex="9pt" style:font-weight-complex="bold"/>
    </style:style>
    <style:style style:name="T27" style:family="text">
      <style:text-properties fo:font-variant="small-caps" officeooo:rsid="00e48725"/>
    </style:style>
    <style:style style:name="T28" style:family="text">
      <style:text-properties fo:font-variant="small-caps"/>
    </style:style>
    <style:style style:name="T29" style:family="text">
      <style:text-properties fo:color="#000000" loext:opacity="100%" style:font-name="Verdana1" officeooo:rsid="0098a64e"/>
    </style:style>
    <style:style style:name="T30" style:family="text">
      <style:text-properties fo:color="#000000" loext:opacity="100%" style:font-name="Verdana1" fo:language="en" fo:country="US" officeooo:rsid="00c4b99f" style:font-name-asian="Times New Roman" style:language-asian="zxx" style:country-asian="none" style:font-name-complex="Times New Roman" style:language-complex="ar" style:country-complex="SA"/>
    </style:style>
    <style:style style:name="T31" style:family="text">
      <style:text-properties fo:color="#000000" loext:opacity="100%" style:font-name="Verdana1" fo:language="en" fo:country="US" officeooo:rsid="00e48725" style:font-name-asian="Times New Roman" style:language-asian="zxx" style:country-asian="none" style:font-name-complex="Times New Roman" style:language-complex="ar" style:country-complex="SA"/>
    </style:style>
    <style:style style:name="T32" style:family="text">
      <style:text-properties officeooo:rsid="01508368"/>
    </style:style>
    <style:style style:name="T33" style:family="text">
      <style:text-properties officeooo:rsid="015164b1"/>
    </style:style>
    <style:style style:name="T34" style:family="text">
      <style:text-properties officeooo:rsid="01518ccf"/>
    </style:style>
    <style:style style:name="T35" style:family="text">
      <style:text-properties officeooo:rsid="0150fb12"/>
    </style:style>
    <style:style style:name="T36" style:family="text">
      <style:text-properties officeooo:rsid="014513f9"/>
    </style:style>
    <style:style style:name="T37" style:family="text">
      <style:text-properties officeooo:rsid="013d0939"/>
    </style:style>
    <style:style style:name="T38" style:family="text">
      <style:text-properties officeooo:rsid="013bc7ca"/>
    </style:style>
    <style:style style:name="T39" style:family="text">
      <style:text-properties officeooo:rsid="013e73e4"/>
    </style:style>
    <style:style style:name="T40" style:family="text">
      <style:text-properties officeooo:rsid="014658f8"/>
    </style:style>
    <style:style style:name="T41" style:family="text">
      <style:text-properties fo:color="#000000" loext:opacity="100%" style:font-name="Verdana1" fo:font-size="9pt" fo:language="en" fo:country="US" officeooo:rsid="013e8be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2" style:family="text">
      <style:text-properties fo:color="#000000" loext:opacity="100%" style:font-name="Verdana1" fo:font-size="9pt" fo:language="en" fo:country="US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3" style:family="text">
      <style:text-properties fo:color="#000000" loext:opacity="100%" style:font-name="Verdana1" fo:font-size="9pt" fo:language="en" fo:country="US" officeooo:rsid="013db564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4" style:family="text">
      <style:text-properties officeooo:rsid="012f17db"/>
    </style:style>
    <style:style style:name="T45" style:family="text">
      <style:text-properties officeooo:rsid="011dfb8a"/>
    </style:style>
    <style:style style:name="T46" style:family="text">
      <style:text-properties fo:color="#000000" loext:opacity="100%" style:font-name="Verdana1" fo:font-size="9pt" fo:language="en" fo:country="US" fo:font-weight="bold" officeooo:rsid="009fd134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47" style:family="text">
      <style:text-properties fo:color="#000000" loext:opacity="100%" style:font-name="Verdana1" fo:font-size="9pt" fo:language="en" fo:country="US" fo:font-weight="bold" officeooo:rsid="011dfb8a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48" style:family="text">
      <style:text-properties fo:color="#000000" loext:opacity="100%" style:font-name="Verdana1" fo:font-size="9pt" fo:font-weight="bold" officeooo:rsid="011dfb8a" style:font-size-asian="9pt" style:font-weight-asian="bold" style:font-size-complex="9pt" style:font-weight-complex="bold"/>
    </style:style>
    <style:style style:name="T49" style:family="text">
      <style:text-properties fo:color="#000000" loext:opacity="100%" style:font-name="Verdana1" fo:font-size="9pt" fo:font-weight="bold" officeooo:rsid="014a949e" style:font-size-asian="9pt" style:font-weight-asian="bold" style:font-size-complex="9pt" style:font-weight-complex="bold"/>
    </style:style>
    <style:style style:name="T50" style:family="text">
      <style:text-properties fo:color="#000000" loext:opacity="100%" style:font-name="Verdana1" fo:font-size="9pt" fo:language="en" fo:country="US" officeooo:rsid="013f3f4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1" style:family="text">
      <style:text-properties fo:color="#000000" loext:opacity="100%" style:font-name="Verdana1" fo:font-size="9pt" fo:language="en" fo:country="US" officeooo:rsid="0140798a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2" style:family="text">
      <style:text-properties fo:color="#000000" loext:opacity="100%" style:font-name="Verdana1" fo:font-size="9pt" officeooo:rsid="014658f8" style:font-size-asian="9pt" style:font-size-complex="9pt"/>
    </style:style>
    <style:style style:name="T53" style:family="text">
      <style:text-properties fo:color="#000000" loext:opacity="100%" style:font-name="Verdana1" fo:font-size="9pt" style:font-size-asian="9pt" style:font-size-complex="9pt"/>
    </style:style>
    <style:style style:name="T54" style:family="text">
      <style:text-properties fo:color="#000000" loext:opacity="100%" style:font-name="Verdana1" fo:font-size="9pt" officeooo:rsid="0141beae" style:font-size-asian="9pt" style:font-size-complex="9pt"/>
    </style:style>
    <style:style style:name="T55" style:family="text">
      <style:text-properties fo:font-variant="small-caps" officeooo:rsid="013f3f46"/>
    </style:style>
    <style:style style:name="T56" style:family="text">
      <style:text-properties fo:color="#000000" loext:opacity="100%" style:font-name="Verdana1" fo:language="en" fo:country="US" officeooo:rsid="011f83a9" style:font-name-asian="Times New Roman" style:language-asian="zxx" style:country-asian="none" style:font-name-complex="Times New Roman" style:language-complex="ar" style:country-complex="SA"/>
    </style:style>
    <style:style style:name="T57" style:family="text">
      <style:text-properties fo:color="#000000" loext:opacity="100%" style:font-name="Verdana1" fo:language="en" fo:country="US" officeooo:rsid="01530e75" style:font-name-asian="Times New Roman" style:language-asian="zxx" style:country-asian="none" style:font-name-complex="Times New Roman" style:language-complex="ar" style:country-complex="SA"/>
    </style:style>
    <style:style style:name="T58" style:family="text">
      <style:text-properties fo:color="#000000" loext:opacity="100%" style:font-name="Verdana1" fo:language="en" fo:country="US" officeooo:rsid="013f3f46" style:font-name-asian="Times New Roman" style:language-asian="zxx" style:country-asian="none" style:font-name-complex="Times New Roman" style:language-complex="ar" style:country-complex="SA"/>
    </style:style>
    <style:style style:name="T59" style:family="text">
      <style:text-properties fo:color="#000000" loext:opacity="100%" style:font-name="Verdana1" fo:language="en" fo:country="US" officeooo:rsid="014c222f" style:font-name-asian="Times New Roman" style:language-asian="zxx" style:country-asian="none" style:font-name-complex="Times New Roman" style:language-complex="ar" style:country-complex="SA"/>
    </style:style>
    <style:style style:name="T60" style:family="text">
      <style:text-properties fo:color="#000000" loext:opacity="100%" style:font-name="Verdana1" fo:language="en" fo:country="US" officeooo:rsid="014cd8db" style:font-name-asian="Times New Roman" style:language-asian="zxx" style:country-asian="none" style:font-name-complex="Times New Roman" style:language-complex="ar" style:country-complex="SA"/>
    </style:style>
    <style:style style:name="T61" style:family="text">
      <style:text-properties fo:color="#000000" loext:opacity="100%" style:font-name="Verdana1" fo:font-size="9pt" fo:language="en" fo:country="US" fo:font-style="normal" fo:font-weight="bold" officeooo:rsid="00ef4ad3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2" style:family="text">
      <style:text-properties fo:color="#000000" loext:opacity="100%" style:font-name="Verdana1" fo:font-size="9pt" fo:language="en" fo:country="US" fo:font-style="normal" fo:font-weight="bold" officeooo:rsid="00f53aaf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3" style:family="text">
      <style:text-properties fo:color="#000000" loext:opacity="100%" style:font-name="Verdana1" fo:font-size="9pt" fo:language="en" fo:country="US" fo:font-style="normal" fo:font-weight="bold" officeooo:rsid="010a34ac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4" style:family="text">
      <style:text-properties fo:color="#000000" loext:opacity="100%" style:font-name="Verdana1" fo:font-size="9pt" fo:language="en" fo:country="US" fo:font-style="normal" fo:font-weight="bold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5" style:family="text">
      <style:text-properties fo:color="#000000" loext:opacity="100%" style:font-name="Verdana1" fo:font-size="9pt" fo:language="en" fo:country="US" fo:font-style="normal" fo:font-weight="normal" officeooo:rsid="00f53aaf" style:font-name-asian="Times New Roman" style:font-size-asian="9pt" style:language-asian="zxx" style:country-asian="none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T66" style:family="text">
      <style:text-properties fo:color="#000000" loext:opacity="100%" style:font-name="Verdana1" fo:font-size="9pt" fo:language="en" fo:country="US" fo:font-style="normal" fo:font-weight="normal" style:font-name-asian="Times New Roman" style:font-size-asian="9pt" style:language-asian="zxx" style:country-asian="none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T67" style:family="text">
      <style:text-properties fo:color="#000000" loext:opacity="100%" style:font-name="Verdana1" fo:font-size="9pt" officeooo:rsid="014357ed" style:font-size-asian="9pt" style:font-size-complex="9pt"/>
    </style:style>
    <style:style style:name="T68" style:family="text">
      <style:text-properties fo:font-weight="normal" officeooo:rsid="011c981e" style:font-weight-asian="normal" style:font-weight-complex="normal"/>
    </style:style>
    <style:style style:name="T69" style:family="text">
      <style:text-properties officeooo:rsid="00d21ced"/>
    </style:style>
    <style:style style:name="T70" style:family="text">
      <style:text-properties officeooo:rsid="00c5a47c"/>
    </style:style>
    <style:style style:name="T71" style:family="text">
      <style:text-properties fo:color="#000000" loext:opacity="100%" style:font-name="Verdana1" fo:font-size="9pt" fo:language="en" fo:country="US" officeooo:rsid="0146d0d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2" style:family="text">
      <style:text-properties fo:color="#000000" loext:opacity="100%" style:font-name="Verdana1" fo:font-size="9pt" fo:language="en" fo:country="US" officeooo:rsid="01043e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3" style:family="text">
      <style:text-properties fo:color="#000000" loext:opacity="100%" style:font-name="Verdana1" fo:font-size="9pt" fo:language="en" fo:country="US" officeooo:rsid="014357e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4" style:family="text">
      <style:text-properties fo:color="#000000" loext:opacity="100%" style:font-name="Verdana1" fo:font-size="9pt" fo:language="en" fo:country="US" officeooo:rsid="00f88af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5" style:family="text">
      <style:text-properties fo:color="#000000" loext:opacity="100%" style:font-name="Verdana1" fo:font-size="9pt" fo:language="en" fo:country="US" fo:font-weight="normal" officeooo:rsid="00f88afe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76" style:family="text">
      <style:text-properties fo:color="#000000" loext:opacity="100%" style:font-name="Verdana1" fo:font-size="9pt" fo:language="en" fo:country="US" officeooo:rsid="01191621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7" style:family="text">
      <style:text-properties fo:color="#000000" loext:opacity="100%" style:font-name="Verdana1" fo:font-size="9pt" fo:language="en" fo:country="US" officeooo:rsid="014658f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8" style:family="text">
      <style:text-properties fo:color="#000000" loext:opacity="100%" style:font-name="Verdana1" fo:font-size="11pt" style:font-size-asian="11pt" style:font-size-complex="11pt"/>
    </style:style>
    <style:style style:name="T79" style:family="text">
      <style:text-properties fo:color="#000000" loext:opacity="100%" style:font-name="Verdana1" fo:font-size="15pt" officeooo:rsid="0094443e" style:font-size-asian="15pt" style:font-size-complex="15pt"/>
    </style:style>
    <style:style style:name="T80" style:family="text">
      <style:text-properties fo:color="#000000" loext:opacity="100%" style:font-name="Verdana1" fo:font-size="9pt" fo:font-weight="normal" style:font-size-asian="9pt" style:font-weight-asian="normal" style:font-size-complex="9pt" style:font-weight-complex="normal"/>
    </style:style>
    <style:style style:name="T81" style:family="text">
      <style:text-properties fo:color="#000000" loext:opacity="100%" style:font-name="Verdana1" fo:font-size="9pt" fo:font-weight="normal" officeooo:rsid="0153f493" style:font-size-asian="9pt" style:font-weight-asian="normal" style:font-size-complex="9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eLAIXCheckStructure"/>
        <text:user-field-decl office:value-type="string" office:string-value="1" text:name="eLAIXCheckSyncOutlines"/>
        <text:user-field-decl office:value-type="string" office:string-value="1" text:name="eLAIXCheckEmptyHeadings"/>
        <text:user-field-decl office:value-type="string" office:string-value="1" text:name="eLAIXCheckDoubleSpaces"/>
        <text:user-field-decl office:value-type="string" office:string-value="04-00-00" text:name="elaixVersion"/>
        <text:user-field-decl office:value-type="string" office:string-value="PHP &amp; JavaScript resume" text:name="epubMetaTitle"/>
        <text:user-field-decl office:value-type="string" office:string-value="UID-9173823104952641644523602" text:name="epubMetaID"/>
        <text:user-field-decl office:value-type="string" office:string-value="en" text:name="epubMetaLanguage"/>
        <text:user-field-decl office:value-type="string" office:string-value="Bruce Ingalls" text:name="epubMetaAuthor"/>
        <text:user-field-decl office:value-type="string" office:string-value="" text:name="epubMetaContributor"/>
        <text:user-field-decl office:value-type="string" office:string-value="" text:name="epubMetaCoverage"/>
        <text:user-field-decl office:value-type="string" office:string-value="" text:name="epubMetaCreator"/>
        <text:user-field-decl office:value-type="string" office:string-value="" text:name="epubMetaPublishingDate"/>
        <text:user-field-decl office:value-type="string" office:string-value="" text:name="epubMetaPublishingTime"/>
        <text:user-field-decl office:value-type="string" office:string-value="" text:name="epubMetaPublisher"/>
        <text:user-field-decl office:value-type="string" office:string-value="" text:name="epubMetaFormat"/>
        <text:user-field-decl office:value-type="string" office:string-value="" text:name="epubMetaRelation"/>
        <text:user-field-decl office:value-type="string" office:string-value="" text:name="epubMetaRights"/>
        <text:user-field-decl office:value-type="string" office:string-value="" text:name="epubMetaSource"/>
        <text:user-field-decl office:value-type="string" office:string-value="" text:name="epubMetaSubject"/>
        <text:user-field-decl office:value-type="string" office:string-value="" text:name="epubMetaType"/>
        <text:user-field-decl office:value-type="string" office:string-value="" text:name="epubMetaDescription"/>
        <text:user-field-decl office:value-type="string" office:string-value="/Users/bruce/Sites/resume/BruceIngalls.epub" text:name="epubExportFilename"/>
        <text:user-field-decl office:value-type="string" office:string-value="1" text:name="epubExportKeepTempFiles"/>
        <text:user-field-decl office:value-type="string" office:string-value="1" text:name="epubExportWriteDebugFiles"/>
        <text:user-field-decl office:value-type="string" office:string-value="" text:name="epubExportFromChapter"/>
        <text:user-field-decl office:value-type="string" office:string-value="" text:name="epubExportToChapter"/>
        <text:user-field-decl office:value-type="string" office:string-value="2" text:name="epubSelectCoverImage"/>
        <text:user-field-decl office:value-type="string" office:string-value="" text:name="epubCoverFromDocument"/>
        <text:user-field-decl office:value-type="string" office:string-value="/Users/bruce/Downloads/yyycatch-people-biz-male-blue-2.svg" text:name="epubCoverFromFile"/>
        <text:user-field-decl office:value-type="string" office:string-value="1" text:name="epubScaleGraphics"/>
        <text:user-field-decl office:value-type="string" office:string-value="0" text:name="epubIncludeChapterNumberingToc"/>
        <text:user-field-decl office:value-type="string" office:string-value="0" text:name="epubIncludeChapterNumberingDoc"/>
        <text:user-field-decl office:value-type="string" office:string-value="" text:name="epubTocTitle"/>
        <text:user-field-decl office:value-type="string" office:string-value="0" text:name="epubCreateNdxFile"/>
        <text:user-field-decl office:value-type="string" office:string-value="" text:name="epubMarginalNumberStyle"/>
        <text:user-field-decl office:value-type="string" office:string-value="4" text:name="epubLastDialogPage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Bruce Ingalls</text:span><text:span text:style-name="Internet_20_link"><text:span text:style-name="T2"> <text:s text:c="5"/></text:span></text:span><text:span text:style-name="Internet_20_link"><text:span text:style-name="T3"><text:s text:c="3"/></text:span></text:span><text:span text:style-name="Internet_20_link"><text:span text:style-name="T4">Tampa</text:span></text:span><text:span text:style-name="T5"><text:line-break/></text:span><text:span text:style-name="T6">Laravel </text:span><text:span text:style-name="T7">Software Engineer</text:span><text:span text:style-name="T8"> of 10+ </text:span><text:span text:style-name="T9">Y</text:span><text:span text:style-name="T8">ears</text:span></text:p>
          </table:table-cell>
          <table:table-cell table:style-name="Table1.B1" office:value-type="string">
            <text:p text:style-name="P2"><text:a xlink:type="simple" xlink:href="mailto:bruce.ingalls@gmail.com" text:style-name="Internet_20_link" text:visited-style-name="Visited_20_Internet_20_Link"><text:span text:style-name="Internet_20_link">bruce . ingalls (at) gmail</text:span></text:a></text:p>
            <text:p text:style-name="P3">https://bingalls.github.io</text:p>
          </table:table-cell>
        </table:table-row>
      </table:table>
      <text:h text:style-name="P4" text:outline-level="1">SKILLS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Languages</text:p>
          </table:table-cell>
          <table:table-cell table:style-name="Table8.B1" office:value-type="string">
            <text:p text:style-name="P6">JavaScrip<text:span text:style-name="T10">t </text:span><text:span text:style-name="T11">&amp; Node.js</text:span><text:span text:style-name="T10">, </text:span>PHP/<text:span text:style-name="T12">Laravel</text:span>, <text:span text:style-name="T13">S</text:span><text:span text:style-name="T10">QL</text:span><text:span text:style-name="T13">, TypeScript</text:span></text:p>
          </table:table-cell>
        </table:table-row>
        <table:table-row table:style-name="Table8.1">
          <table:table-cell table:style-name="Table8.A1" office:value-type="string">
            <text:p text:style-name="P7">DevOps</text:p>
          </table:table-cell>
          <table:table-cell table:style-name="Table8.B1" office:value-type="string">
            <text:p text:style-name="P8">Amazon AWS, DBA, Linux system admin, Git</text:p>
          </table:table-cell>
        </table:table-row>
        <table:table-row table:style-name="Table8.1">
          <table:table-cell table:style-name="Table8.A3" office:value-type="string">
            <text:p text:style-name="P7">Full Stack</text:p>
          </table:table-cell>
          <table:table-cell table:style-name="Table8.B3" office:value-type="string">
            <text:p text:style-name="P8">SDLC: analysis; design; code; test; deploy</text:p>
          </table:table-cell>
        </table:table-row>
      </table:table>
      <text:h text:style-name="P9" text:outline-level="1">ACCOMPLISHMENTS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Architecture</text:p>
          </table:table-cell>
          <table:table-cell table:style-name="Table5.B1" office:value-type="string">
            <text:p text:style-name="P11"><text:span text:style-name="T14">Reactive </text:span>Single Page App, scale<text:span text:style-name="T14">d to</text:span> update in second<text:span text:style-name="T15">s</text:span></text:p>
          </table:table-cell>
        </table:table-row>
        <table:table-row table:style-name="Table5.1">
          <table:table-cell table:style-name="Table5.A1" office:value-type="string">
            <text:p text:style-name="P10">Back End</text:p>
          </table:table-cell>
          <table:table-cell table:style-name="Table5.B1" office:value-type="string">
            <text:p text:style-name="P12">Performance optimization &amp; multi-layer caching</text:p>
          </table:table-cell>
        </table:table-row>
        <table:table-row table:style-name="Table5.1">
          <table:table-cell table:style-name="Table5.A3" office:value-type="string">
            <text:p text:style-name="P13">Biz Process</text:p>
          </table:table-cell>
          <table:table-cell table:style-name="Table5.B3" office:value-type="string">
            <text:p text:style-name="P14">Guide team to agile; git flow; test plans</text:p>
          </table:table-cell>
        </table:table-row>
        <table:table-row table:style-name="Table5.1">
          <table:table-cell table:style-name="Table5.A1" office:value-type="string">
            <text:p text:style-name="P10">Open Source</text:p>
          </table:table-cell>
          <table:table-cell table:style-name="Table5.B1" office:value-type="string">
            <text:p text:style-name="P15"><text:span text:style-name="T16">Ubuntu's </text:span><text:span text:style-name="T17">JDK; </text:span><text:span text:style-name="T18">G</text:span><text:span text:style-name="T19">NU</text:span><text:span text:style-name="T18"> contrib</text:span><text:span text:style-name="T19">utor</text:span><text:span text:style-name="T18">; </text:span><text:span text:style-name="T19">Log4PHP driver</text:span></text:p>
          </table:table-cell>
        </table:table-row>
      </table:table>
      <text:h text:style-name="P16" text:outline-level="2">EXPERIENCE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7">Hotwire Communications</text:p>
          </table:table-cell>
          <table:table-cell table:style-name="Table3.A1" office:value-type="string">
            <text:p text:style-name="P18"><text:span text:style-name="T20">F</text:span><text:span text:style-name="T21">ort Lauderdale, FL</text:span></text:p>
          </table:table-cell>
          <table:table-cell table:style-name="Table3.A1" office:value-type="string">
            <text:p text:style-name="P19"><text:span text:style-name="T22">3</text:span><text:span text:style-name="T23"> year</text:span><text:span text:style-name="T22">s</text:span><text:span text:style-name="T23"> </text:span><text:span text:style-name="T24">20</text:span><text:span text:style-name="T25">2</text:span><text:span text:style-name="T26">2 - 2025</text:span></text:p>
          </table:table-cell>
        </table:table-row>
      </table:table>
      <text:p text:style-name="P20"><text:span text:style-name="T27">E</text:span><text:span text:style-name="T28">nvironment</text:span></text:p>
      <text:p text:style-name="P21"><text:span text:style-name="T29">Laravel PHP, </text:span><text:span text:style-name="T30">B</text:span><text:span text:style-name="T31">ootstrap</text:span></text:p>
      <text:p text:style-name="P22">Experience</text:p>
      <text:p text:style-name="P23"><text:span text:style-name="T32">Sparked </text:span><text:span text:style-name="T33">new</text:span><text:span text:style-name="T32"> t</text:span>est<text:span text:style-name="T33">ing</text:span><text:span text:style-name="T32"> &amp; cases in Playwright, </text:span><text:span text:style-name="T34">MSW</text:span><text:span text:style-name="T32"> </text:span><text:span text:style-name="T35">&amp; Pest</text:span> for ISP internet &amp; TV provider billing site</text:p>
      <text:p text:style-name="P24"><text:span text:style-name="T36">Overhauled </text:span><text:span text:style-name="T37">home page</text:span><text:span text:style-name="T38"> User eXperience </text:span><text:span text:style-name="T36">beyond</text:span><text:span text:style-name="T37"> </text:span><text:span text:style-name="T39">5</text:span><text:span text:style-name="T37">x speedup;</text:span><text:span text:style-name="T36"> asynchronously loaded </text:span><text:span text:style-name="T40">each </text:span><text:span text:style-name="T36">page block</text:span></text:p>
      <text:p text:style-name="P25"><text:span text:style-name="T41">Created strategy to upgrade</text:span><text:span text:style-name="T42"> API </text:span><text:span text:style-name="T41">that </text:span><text:span text:style-name="T43">vex</text:span><text:span text:style-name="T41">ed</text:span><text:span text:style-name="T43"> company for years. Improved security as a side-effect</text:span></text:p>
      <text:p text:style-name="P26"><text:span text:style-name="T43">C</text:span><text:span text:style-name="T42">onverted PDF to CSS that stumped the rest of the team</text:span></text:p>
      <text:p text:style-name="P27">Crafted customer friendly process to register new devices</text:p>
      <text:p text:style-name="P28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9"><text:span text:style-name="T44">Ingalls </text:span>C<text:span text:style-name="T45">onsulting</text:span><text:span text:style-name="T44"> Co</text:span></text:p>
          </table:table-cell>
          <table:table-cell table:style-name="Table12.A1" office:value-type="string">
            <text:p text:style-name="P30"><text:span text:style-name="T46">N</text:span><text:span text:style-name="T47">ew York</text:span><text:span text:style-name="T20">, NY</text:span></text:p>
          </table:table-cell>
          <table:table-cell table:style-name="Table12.A1" office:value-type="string">
            <text:p text:style-name="P31"><text:span text:style-name="T22">8</text:span><text:span text:style-name="T23"> years </text:span><text:span text:style-name="T24">201</text:span><text:span text:style-name="T48">2 - 20</text:span><text:span text:style-name="T26">2</text:span><text:span text:style-name="T49">1</text:span></text:p>
          </table:table-cell>
        </table:table-row>
      </table:table>
      <text:p text:style-name="P32"><text:span text:style-name="T42">Clients: </text:span><text:span text:style-name="T50">Pearson, Consumer Reports, Helix; </text:span><text:span text:style-name="T51">Exenta, Purveyor, Play Sports Live</text:span></text:p>
      <text:p text:style-name="P33"><text:span text:style-name="T52">Worked in </text:span><text:span text:style-name="T53">E-commerce, </text:span><text:span text:style-name="T52">Finance, </text:span><text:span text:style-name="T53">Media </text:span><text:span text:style-name="T52">&amp;</text:span><text:span text:style-name="T53"> </text:span><text:span text:style-name="T54">Product Lifecycle Management</text:span><text:span text:style-name="T53"> </text:span><text:span text:style-name="T52">verticals</text:span></text:p>
      <text:p text:style-name="P34"><text:span text:style-name="T27">E</text:span><text:span text:style-name="T28">nvironment</text:span><text:span text:style-name="T55">s</text:span></text:p>
      <text:p text:style-name="P35"><text:span text:style-name="T29">Laravel/PHP, </text:span><text:span text:style-name="T56">AWS, </text:span><text:span text:style-name="T57">JavaScript, </text:span><text:span text:style-name="T58">MongoDB, </text:span><text:span text:style-name="T57">Node.js, </text:span><text:span text:style-name="T58">React, </text:span><text:span text:style-name="T59">Redis, </text:span><text:span text:style-name="T60">Terraform, </text:span><text:span text:style-name="T58">Vue</text:span></text:p>
      <text:p text:style-name="P36"/>
      <text:p text:style-name="P37">Led small teams using Agile Process, setting up Redmine ticketing.</text:p>
      <text:p text:style-name="P38">Made releases more reliable with git-flow, setting up staging deployments, Continuous Integration, etc.</text:p>
      <text:p text:style-name="P39">Optimized speed on both front &amp; back end, including Webpack; Redis &amp; Varnish caching</text:p>
      <text:p text:style-name="P40"><text:span text:style-name="T53">Beyond CI/CD, I </text:span><text:span text:style-name="T61">t</text:span><text:span text:style-name="T62">ripl</text:span><text:span text:style-name="T63">e</text:span><text:span text:style-name="T64">d</text:span><text:span text:style-name="T61"> testing </text:span><text:span text:style-name="T62">speeds</text:span><text:span text:style-name="T65">, </text:span><text:span text:style-name="T66">ensuring compliance</text:span></text:p>
      <text:p text:style-name="P40"><text:span text:style-name="T53">Injected Quality into legacy code </text:span><text:span text:style-name="T67">that wasn’t instrumented for testing.</text:span></text:p>
      <text:p text:style-name="P41">Delivered online game with snappy UX on tight schedule</text:p>
      <text:p text:style-name="P42">Lectures on computer security</text:p>
      <text:p text:style-name="P43">Rapid onboarding with Docker &amp; documentation</text:p>
      <text:p text:style-name="P44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5">Cantor Fitzgerald</text:p>
          </table:table-cell>
          <table:table-cell table:style-name="Table6.A1" office:value-type="string">
            <text:p text:style-name="P46">New York, NY</text:p>
          </table:table-cell>
          <table:table-cell table:style-name="Table6.A1" office:value-type="string">
            <text:p text:style-name="P47"><text:span text:style-name="T68">2 years </text:span>2009 - 2011</text:p>
          </table:table-cell>
        </table:table-row>
        <table:table-row table:style-name="Table6.1">
          <table:table-cell table:style-name="Table6.A2" table:number-columns-spanned="3" office:value-type="string">
            <text:p text:style-name="P48"><text:span text:style-name="T69">Developer: E-c</text:span>ommerce<text:span text:style-name="T70"> website</text:span></text:p>
          </table:table-cell>
          <table:covered-table-cell/>
          <table:covered-table-cell/>
        </table:table-row>
      </table:table>
      <text:p text:style-name="P49">E<text:span text:style-name="T28">nvironment</text:span></text:p>
      <text:p text:style-name="P50">PHP, jQuery, Web Services</text:p>
      <text:p text:style-name="P51">Experience</text:p>
      <text:p text:style-name="P52"><text:span text:style-name="T71">M</text:span><text:span text:style-name="T72">odernize</text:span><text:span text:style-name="T71">d</text:span><text:span text:style-name="T72"> </text:span><text:span text:style-name="T71">legacy</text:span><text:span text:style-name="T72"> food deliver</text:span><text:span text:style-name="T71">y site including PCI/DSS compliance</text:span></text:p>
      <text:p text:style-name="P52"><text:span text:style-name="T71">My</text:span><text:span text:style-name="T73"> early adoption of a</text:span><text:span text:style-name="T74"> </text:span><text:span text:style-name="T75">CSS framework</text:span><text:span text:style-name="T73"> </text:span><text:span text:style-name="T71">later</text:span><text:span text:style-name="T73"> enabled</text:span><text:span text:style-name="T74"> responsive redesign. </text:span></text:p>
      <text:p text:style-name="P52"><text:span text:style-name="T72">D</text:span><text:span text:style-name="T74">atabase</text:span><text:span text:style-name="T76"> </text:span><text:span text:style-name="T71">optimization</text:span><text:span text:style-name="T74">. </text:span><text:span text:style-name="T77">Call</text:span><text:span text:style-name="T74">ed </text:span><text:span text:style-name="T75">ReST API</text:span><text:span text:style-name="T74">s</text:span><text:span text:style-name="T72">:</text:span><text:span text:style-name="T74"> Authorize</text:span><text:span text:style-name="T72">.net</text:span><text:span text:style-name="T74">, StrikeIron</text:span><text:span text:style-name="T72">,</text:span><text:span text:style-name="T74"> </text:span><text:span text:style-name="T72">Noaa </text:span><text:span text:style-name="T74">weather.</text:span></text:p>
      <text:h text:style-name="P53" text:outline-level="2">EDUCATION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4">Rochester Institute Of Technology</text:p>
          </table:table-cell>
          <table:table-cell table:style-name="Table2.B1" office:value-type="string">
            <text:p text:style-name="P55">Computer Science</text:p>
          </table:table-cell>
          <table:table-cell table:style-name="Table2.C1" office:value-type="string">
            <text:p text:style-name="P56">Rochester, NY</text:p>
          </table:table-cell>
        </table:table-row>
        <table:table-row table:style-name="Table2.1">
          <table:table-cell table:style-name="Table2.A2" office:value-type="string">
            <text:p text:style-name="P54">State University Of New Paltz</text:p>
          </table:table-cell>
          <table:table-cell table:style-name="Table2.B1" office:value-type="string">
            <text:p text:style-name="P55">B.S. Electrical Engineering</text:p>
          </table:table-cell>
          <table:table-cell table:style-name="Table2.C1" office:value-type="string">
            <text:p text:style-name="P56">New Paltz, NY</text:p>
          </table:table-cell>
        </table:table-row>
      </table:table>
      <text:h text:style-name="P57" text:outline-level="2"><text:bookmark-start text:name="__DdeLink__430_678728385"/><text:span text:style-name="T78">OTHER</text:span><text:bookmark-end text:name="__DdeLink__430_678728385"/><text:span text:style-name="T79"><text:tab/></text:span><text:span text:style-name="T80">Fluent in German and French; </text:span><text:span text:style-name="T81">CompTIA Security+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swiss" style:font-pitch="variable"/>
    <style:font-face style:name="Wingdings" svg:font-family="Wingdings" style:font-pitch="variable" style:font-charset="x-symbol"/>
    <style:font-face style:name="verdana" svg:font-family="verdana, arial, sans-serif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Standard" style:next-style-name="Text_20_body" style:default-outline-level="2" style:class="chapter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word" style:family="paragraph" style:parent-style-name="Standard" style:list-style-name="WW8Num8" style:class="text">
      <style:paragraph-properties fo:margin-left="0.5in" fo:margin-right="0in" fo:margin-top="0in" fo:margin-bottom="0.194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/>
    </style:style>
    <style:style style:name="WW8Num7z2" style:family="text">
      <style:text-properties style:font-name="Wingdings" fo:font-family="Wingdings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>
      <style:text-properties fo:color="#000066" loext:opacity="100%" style:font-name="Verdana1" fo:font-family="Verdana" style:font-family-generic="swiss" style:font-pitch="variable" fo:font-size="12pt" fo:language="en" fo:country="US" fo:font-weight="bold" fo:background-color="#ffffff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1.25in" fo:margin-left="3.5in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Bruce Ingalls</dc:title>
    <meta:initial-creator>temp</meta:initial-creator>
    <meta:creation-date>2008-10-27T18:05:00</meta:creation-date>
    <dc:date>2025-04-10T19:35:02.189893000</dc:date>
    <meta:editing-cycles>376</meta:editing-cycles>
    <meta:editing-duration>P2DT10H36M31S</meta:editing-duration>
    <meta:generator>LibreOffice/25.2.2.2$MacOSX_AARCH64 LibreOffice_project/7370d4be9e3cf6031a51beef54ff3bda878e3fac</meta:generator>
    <meta:print-date>2010-09-06T09:55:48.95</meta:print-date>
    <meta:document-statistic meta:table-count="7" meta:image-count="0" meta:object-count="0" meta:page-count="1" meta:paragraph-count="64" meta:word-count="346" meta:character-count="2370" meta:non-whitespace-character-count="2079"/>
    <meta:user-defined meta:name="Info 1"/>
    <meta:user-defined meta:name="Info 2"/>
    <meta:user-defined meta:name="Info 3"/>
    <meta:user-defined meta:name="Info 4"/>
  </office:meta>
</office:document-meta>
</file>